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ab394" officeooo:paragraph-rsid="000ab394" style:font-size-asian="11pt" style:font-size-complex="11pt"/>
    </style:style>
    <style:style style:name="P2" style:family="paragraph" style:parent-style-name="Standard">
      <style:text-properties fo:font-size="11pt" officeooo:rsid="000b1fe3" officeooo:paragraph-rsid="000b1fe3" style:font-size-asian="11pt" style:font-size-complex="11pt"/>
    </style:style>
    <style:style style:name="P3" style:family="paragraph" style:parent-style-name="Standard" style:list-style-name="L2">
      <style:text-properties fo:font-size="11pt" officeooo:rsid="000b1fe3" officeooo:paragraph-rsid="000b1fe3" style:font-size-asian="11pt" style:font-size-complex="11pt"/>
    </style:style>
    <style:style style:name="P4" style:family="paragraph" style:parent-style-name="Standard">
      <style:text-properties fo:font-size="11pt" fo:font-weight="bold" officeooo:rsid="000ab394" officeooo:paragraph-rsid="000ab394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0b1fe3" officeooo:paragraph-rsid="000b1fe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officeooo:rsid="000ab394" officeooo:paragraph-rsid="000ab394" fo:background-color="#ffffd7" style:font-size-asian="11pt" style:font-size-complex="11pt"/>
    </style:style>
    <style:style style:name="P7" style:family="paragraph" style:parent-style-name="Standard">
      <style:text-properties fo:font-size="11pt" officeooo:rsid="000b1fe3" officeooo:paragraph-rsid="000b1fe3" fo:background-color="#ffffd7" style:font-size-asian="11pt" style:font-size-complex="11pt"/>
    </style:style>
    <style:style style:name="T1" style:family="text">
      <style:text-properties officeooo:rsid="000b1f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파이썬 스터디_1회차 (240928)</text:p>
      <text:p text:style-name="P1"/>
      <text:p text:style-name="P6"><text:span text:style-name="T1">[아젠다]</text:span></text:p>
      <text:p text:style-name="P1">- Git과 Github 개념 정리본 발표 및 리뷰</text:p>
      <text:p text:style-name="P1">- 팀원들과 함께 Git 명령어 학습 &amp; 실습 (원격저장소 연결)</text:p>
      <text:p text:style-name="P1">- 각 주 과제 선정 기준 및 진행 방식 합의</text:p>
      <text:p text:style-name="P1"/>
      <text:p text:style-name="P7">[이전 주 과제]</text:p>
      <text:p text:style-name="P2">- <text:a xlink:type="simple" xlink:href="https://www.inflearn.com/course/깃-기초부터-협업-활용" text:style-name="Internet_20_link" text:visited-style-name="Visited_20_Internet_20_Link">&lt;직접 활용할 수 있는 Git과 Github - 기초부터 협업까지&gt; </text:a>강의 완강</text:p>
      <text:p text:style-name="P2">- <text:a xlink:type="simple" xlink:href="https://github.com/KennethanCeyer/tutorial-git" text:style-name="Internet_20_link" text:visited-style-name="Visited_20_Internet_20_Link">깃 설명 문서</text:a> 완독</text:p>
      <text:p text:style-name="P1"/>
      <text:p text:style-name="P7">[학습 내용]</text:p>
      <text:p text:style-name="P2"/>
      <text:p text:style-name="P5">1. 정의</text:p>
      <text:p text:style-name="P2">Git: 코드를 관리하기 위한 소프트웨어이자 도구(형상관리 툴)</text:p>
      <text:p text:style-name="P2">Github: 코드를 온라인에 저장할 수 있는 온라인 저장소.</text:p>
      <text:p text:style-name="P2">*Sourcetree 등 GUI 툴로 명령어를 직접 치지 않고 버튼을 통해서 관리할 수도 있음</text:p>
      <text:p text:style-name="P2"/>
      <text:p text:style-name="P5">2. 주요 개념</text:p>
      <text:list xml:id="list2824922620" text:style-name="L2">
        <text:list-item>
          <text:p text:style-name="P3">branch : 현재 작업을 하고 있는 위치이자 작업의 줄기로, 각각의 Branch는 작업 영역이 독립적임. 그 중 핵심 작업의 줄기가 마스터 브랜치로, 이는 해당 서비스의 소스코드로 사용이 되기 때문에 건들면 안됨</text:p>
        </text:list-item>
        <text:list-item>
          <text:p text:style-name="P3">Merge : 메인 브랜치 혹은 다른 브랜치와 병합하기</text:p>
        </text:list-item>
        <text:list-item>
          <text:p text:style-name="P3">PR(Pull Request) : 작업 브랜치에서 발생한 변경사항을 마스터 브랜치와 합치기(merge)하기 위해서 깃헙에서 협업자들에게 <text:s/>동의를 구하고 코드 리뷰를 받는 과정</text:p>
        </text:list-item>
        <text:list-item>
          <text:p text:style-name="P3">clone : 원격저장소(깃헙)의 파일을 컴퓨터(로컬)로 복사해옴</text:p>
        </text:list-item>
        <text:list-item>
          <text:p text:style-name="P3">fork : 특정 작업을 위해 마스터 브랜치에서 갈라나오기</text:p>
        </text:list-item>
        <text:list-item>
          <text:p text:style-name="P3">pull : 상대방이 커밋하여 마스터 브랜치에 병합한 코드를 업데이트</text:p>
        </text:list-item>
        <text:list-item>
          <text:p text:style-name="P3">push : 내가 작업 브랜치에서 변경 + 커밋한 코드를 마스터 브랜치와 병합하기 위한 작업</text:p>
        </text:list-item>
        <text:list-item>
          <text:p text:style-name="P3">rebase: 커밋의 위치를 재배치(rebase)하는 작업으로, 마스터 브랜치로 머지 시 충돌 문제 해결</text:p>
        </text:list-item>
        <text:list-item>
          <text:p text:style-name="P3">stash : 커밋 전 현재 작업 내용을 임시 저장하는 기능. 커밋하지 않고도 마스터 브랜치로 이동할 수 있으며 변경사항을 원할 때 불러올 수 있음 <text:s/></text:p>
        </text:list-item>
      </text:list>
      <text:p text:style-name="P2"/>
      <text:p text:style-name="P5">3. 활용 플로우</text:p>
      <text:p text:style-name="P2">1) [github] - 개발 진행할 레파지토리 fork</text:p>
      <text:p text:style-name="P2">2) [로컬] - fork 한 레파지토리를 로컬로 clone</text:p>
      <text:p text:style-name="P2">3) [로컬] - remote 명령어를 통해서 upstream 생성</text:p>
      <text:p text:style-name="P2">4) [로컬] - remote(원격지)의 origin, upstream 확인</text:p>
      <text:p text:style-name="P2">5) [github] - 개발 프로젝트 내 작업할 issue 생성</text:p>
      <text:p text:style-name="P2">6) [로컬] - 작업 브랜치 생성</text:p>
      <text:p text:style-name="P2">7) [로컬] - 작업 브랜치 내에서 작업 후 커밋 생성</text:p>
      <text:p text:style-name="P2">8) [로컬] - 내 레파지토리(origin)로 push</text:p>
      <text:p text:style-name="P2">9) [github] - PR 생성 후 merge 완료</text:p>
      <text:p text:style-name="P2">10) [로컬] - master 브랜치 upstream pull 진행 후, origin의 master push 진행 (origin 최신 소스 유지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14:32.050469293</meta:creation-date>
    <dc:date>2024-09-28T11:48:02.312409969</dc:date>
    <meta:editing-duration>PT2M58S</meta:editing-duration>
    <meta:editing-cycles>1</meta:editing-cycles>
    <meta:document-statistic meta:table-count="0" meta:image-count="0" meta:object-count="0" meta:page-count="1" meta:paragraph-count="34" meta:word-count="746" meta:character-count="1257" meta:non-whitespace-character-count="983"/>
    <meta:generator>LibreOffice/7.3.7.2$Linux_X86_64 LibreOffice_project/30$Build-2</meta:generator>
  </office:meta>
</office:document-meta>
</file>